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Georgia" fo:font-size="18pt" fo:font-weight="bold" officeooo:rsid="00169c24" officeooo:paragraph-rsid="00169c24" style:font-size-asian="18pt" style:font-weight-asian="bold" style:font-name-complex="Georgia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Georgia" fo:font-size="12pt" fo:font-weight="bold" officeooo:rsid="00169c24" officeooo:paragraph-rsid="00169c24" style:font-size-asian="10.5pt" style:font-weight-asian="bold" style:font-name-complex="Georgia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12pt" fo:font-weight="normal" officeooo:rsid="00169c24" officeooo:paragraph-rsid="00169c24" style:font-size-asian="10.5pt" style:font-weight-asian="normal" style:font-name-complex="Georgia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eorgia" fo:font-size="12pt" fo:font-style="italic" fo:font-weight="normal" officeooo:rsid="00169c24" officeooo:paragraph-rsid="00169c24" style:font-size-asian="10.5pt" style:font-style-asian="italic" style:font-weight-asian="normal" style:font-name-complex="Georgia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Georgia" fo:font-size="12pt" fo:font-style="normal" fo:font-weight="normal" officeooo:rsid="00169c24" officeooo:paragraph-rsid="00169c2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Georgia" fo:font-size="12pt" fo:font-style="normal" fo:font-weight="normal" officeooo:rsid="00181c7c" officeooo:paragraph-rsid="00181c7c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font-name="Georgia" fo:font-size="12pt" fo:font-style="normal" fo:font-weight="normal" officeooo:rsid="00181c7c" officeooo:paragraph-rsid="00181c7c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font-name="Georgia" fo:font-size="12pt" fo:font-style="normal" fo:font-weight="normal" officeooo:rsid="00181c7c" officeooo:paragraph-rsid="00181c7c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Georgia" fo:font-size="12pt" fo:font-style="normal" fo:font-weight="normal" officeooo:rsid="001896e4" officeooo:paragraph-rsid="001896e4" style:font-size-asian="10.5pt" style:font-style-asian="normal" style:font-weight-asian="normal" style:font-name-complex="Georgia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Georgia" fo:font-size="12pt" fo:font-style="normal" fo:font-weight="bold" officeooo:rsid="00169c24" officeooo:paragraph-rsid="00169c24" style:font-size-asian="10.5pt" style:font-style-asian="normal" style:font-weight-asian="bold" style:font-name-complex="Georgia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Georgia" fo:font-size="12pt" fo:font-style="normal" fo:font-weight="bold" officeooo:rsid="00181c7c" officeooo:paragraph-rsid="00181c7c" style:font-size-asian="10.5pt" style:font-style-asian="normal" style:font-weight-asian="bold" style:font-name-complex="Georgia" style:font-size-complex="12pt" style:font-style-complex="normal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8pt" fo:font-weight="bold" officeooo:rsid="00169c24" officeooo:paragraph-rsid="00169c24" style:font-size-asian="18pt" style:font-weight-asian="bold" style:font-name-complex="Georgia" style:font-size-complex="18pt"/>
    </style:style>
    <style:style style:name="P21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name-complex="Georgia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Georgia" fo:font-size="12pt" officeooo:rsid="00181c7c" officeooo:paragraph-rsid="00181c7c" style:font-size-asian="10.5pt" style:font-name-complex="Georgia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echnical Specifications</text:p>
      <text:p text:style-name="P1"/>
      <text:p text:style-name="P2">Architectural Description</text:p>
      <text:p text:style-name="P3">The technologies used in this project will be as follows:</text:p>
      <text:p text:style-name="P4">Frameworks:</text:p>
      <text:list xml:id="list7161462051520750257" text:style-name="L5">
        <text:list-item>
          <text:p text:style-name="P10">Spring (IoC, Security, MVC)</text:p>
          <text:p text:style-name="P10"/>
        </text:list-item>
      </text:list>
      <text:p text:style-name="P4">Back end:</text:p>
      <text:list xml:id="list5291794852519402645" text:style-name="L1">
        <text:list-item>
          <text:p text:style-name="P5">Java 8</text:p>
        </text:list-item>
        <text:list-item>
          <text:p text:style-name="P5">Inversion of Control</text:p>
        </text:list-item>
      </text:list>
      <text:p text:style-name="P6"/>
      <text:p text:style-name="P4">Databases:</text:p>
      <text:list xml:id="list6782207258745926986" text:style-name="L3">
        <text:list-item>
          <text:p text:style-name="P8">MySQL</text:p>
        </text:list-item>
        <text:list-item>
          <text:p text:style-name="P8">JDBC Templates</text:p>
        </text:list-item>
      </text:list>
      <text:p text:style-name="P6"/>
      <text:p text:style-name="P4">Middle Tier:</text:p>
      <text:list xml:id="list7366457103458939307" text:style-name="L4">
        <text:list-item>
          <text:p text:style-name="P9">Spring MVC</text:p>
        </text:list-item>
        <text:list-item>
          <text:p text:style-name="P9">JSP</text:p>
        </text:list-item>
      </text:list>
      <text:p text:style-name="P6"/>
      <text:p text:style-name="P4">Front end:</text:p>
      <text:list xml:id="list3279760846424339168" text:style-name="L2">
        <text:list-item>
          <text:p text:style-name="P7">HTML5</text:p>
        </text:list-item>
        <text:list-item>
          <text:p text:style-name="P7">CSS</text:p>
        </text:list-item>
        <text:list-item>
          <text:p text:style-name="P7">Bootstrap v3</text:p>
        </text:list-item>
        <text:list-item>
          <text:p text:style-name="P7">Bootstrap Validator v0.52</text:p>
        </text:list-item>
        <text:list-item>
          <text:p text:style-name="P7">jQuery 1.11</text:p>
        </text:list-item>
      </text:list>
      <text:p text:style-name="P6"/>
      <text:p text:style-name="P4">Testing:</text:p>
      <text:list xml:id="list3260763909024348037" text:style-name="L8">
        <text:list-item>
          <text:p text:style-name="P13">jUnit</text:p>
        </text:list-item>
        <text:list-item>
          <text:p text:style-name="P13">Manual user interaction testing</text:p>
        </text:list-item>
      </text:list>
      <text:p text:style-name="P6"/>
      <text:p text:style-name="P18">Patterns</text:p>
      <text:p text:style-name="P6">The patterns used in this project:</text:p>
      <text:list xml:id="list7069519627443493344" text:style-name="L6">
        <text:list-item>
          <text:p text:style-name="P11">n-tier</text:p>
        </text:list-item>
        <text:list-item>
          <text:p text:style-name="P11">MVC with Front Controller</text:p>
        </text:list-item>
        <text:list-item>
          <text:p text:style-name="P11">DAO</text:p>
        </text:list-item>
      </text:list>
      <text:p text:style-name="P6"/>
      <text:p text:style-name="P18">Major Component Layers</text:p>
      <text:p text:style-name="P6">These will be the major component layers</text:p>
      <text:list xml:id="list2470102478377141569" text:style-name="L7">
        <text:list-item>
          <text:p text:style-name="P12">Views (written as JSPs with standard front end components)</text:p>
        </text:list-item>
        <text:list-item>
          <text:p text:style-name="P12">Controllers (Spring Controllers with endpoint mapping)</text:p>
        </text:list-item>
        <text:list-item>
          <text:p text:style-name="P12">DAO (connected to the database via JDBC Templates)</text:p>
        </text:list-item>
        <text:list-item>
          <text:p text:style-name="P12">MySQL database</text:p>
        </text:list-item>
      </text:list>
      <text:p text:style-name="P6"/>
      <text:p text:style-name="P6"/>
      <text:p text:style-name="P6"/>
      <text:p text:style-name="P6"/>
      <text:p text:style-name="P19"><text:soft-page-break/>Naming specifications</text:p>
      <text:p text:style-name="P19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2">Database</text:p>
          </table:table-cell>
          <table:table-cell table:style-name="Table1.A1" office:value-type="string">
            <text:p text:style-name="P22">Java</text:p>
          </table:table-cell>
          <table:table-cell table:style-name="Table1.A1" office:value-type="string">
            <text:p text:style-name="P22">Front End</text:p>
          </table:table-cell>
          <table:table-cell table:style-name="Table1.A1" office:value-type="string">
            <text:p text:style-name="P21"/>
          </table:table-cell>
          <table:table-cell table:style-name="Table1.E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>first_second</text:p>
          </table:table-cell>
          <table:table-cell table:style-name="Table1.A2" office:value-type="string">
            <text:p text:style-name="P22">firstSecond</text:p>
          </table:table-cell>
          <table:table-cell table:style-name="Table1.A2" office:value-type="string">
            <text:p text:style-name="P22">firstSecond</text:p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</table:table>
      <text:p text:style-name="P19"/>
      <text:p text:style-name="P19">Database:</text:p>
      <text:list xml:id="list4447464352262664344" text:style-name="L9">
        <text:list-item>
          <text:p text:style-name="P15">Database tables are named “first_second”</text:p>
        </text:list-item>
        <text:list-item>
          <text:p text:style-name="P15">They are singular eg asset NOT assets</text:p>
        </text:list-item>
        <text:list-item>
          <text:p text:style-name="P15">The primary key is always first_id</text:p>
        </text:list-item>
      </text:list>
      <text:p text:style-name="P14"/>
      <text:p text:style-name="P17">exceptions: “users”, “authorities”</text:p>
      <text:list xml:id="list144346370686748" text:continue-numbering="true" text:style-name="L9">
        <text:list-header>
          <text:p text:style-name="P15"/>
        </text:list-header>
      </text:list>
      <text:p text:style-name="P19">Java &amp; Front End</text:p>
      <text:list xml:id="list7849509025649267933" text:style-name="L10">
        <text:list-item>
          <text:p text:style-name="P16">Class names are capitalized, for example “Asset”</text:p>
        </text:list-item>
        <text:list-item>
          <text:p text:style-name="P16">They are singular</text:p>
        </text:list-item>
        <text:list-item>
          <text:p text:style-name="P16">Everything is camel case eg thisIsOneTypeOfAssetMethod</text:p>
        </text:list-item>
        <text:list-item>
          <text:p text:style-name="P16">The primary fields are spelled as “Id”</text:p>
        </text:list-item>
      </text:list>
      <text:p text:style-name="P14"/>
      <text:p text:style-name="P19"/>
      <text:p text:style-name="P19">Example:</text:p>
      <text:p text:style-name="P14">In the database, for the asset table, the primary key column is asset_id.</text:p>
      <text:p text:style-name="P14">In Java, the class is called Asset and has a field called assetId.</text:p>
      <text:p text:style-name="P14">On the front end, it is displayed in the JSP as ${assetId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04:22.709657732</meta:creation-date>
    <dc:date>2014-10-22T14:43:46.253483231</dc:date>
    <meta:editing-duration>PT26M58S</meta:editing-duration>
    <meta:editing-cycles>3</meta:editing-cycles>
    <meta:generator>LibreOffice/4.2.6.3$Linux_X86_64 LibreOffice_project/420m0$Build-3</meta:generator>
    <meta:document-statistic meta:table-count="1" meta:image-count="0" meta:object-count="0" meta:page-count="2" meta:paragraph-count="57" meta:word-count="227" meta:character-count="1295" meta:non-whitespace-character-count="1153"/>
  </office:meta>
</office:document-meta>
</file>